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7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9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4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5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7-15" calcext:value-type="date">
            <text:p>15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Alteração p/ Soc. Unipessoal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6"/>
          <table:table-cell table:style-name="ce45" table:formula="of:=[.C13]-[.F13]" office:value-type="float" office:value="1000" calcext:value-type="float">
            <text:p>1.000,00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3])" office:value-type="float" office:value="1000" calcext:value-type="float">
            <text:p>1.000,00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 DM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09:51:46.959000000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09:51:46.9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1:56</meta:creation-date>
    <dc:date>2025-07-24T09:53:13.581000000</dc:date>
    <meta:print-date>2019-11-08T11:10:54.224000451</meta:print-date>
    <dc:language>pt-PT</dc:language>
    <meta:editing-cycles>643</meta:editing-cycles>
    <meta:editing-duration>P1DT5H37M3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